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 style:list-style-name="L3">
      <style:text-properties style:text-underline-style="none" fo:font-weight="normal" style:font-weight-asian="normal" style:font-weight-complex="normal"/>
    </style:style>
    <style:style style:name="P10" style:family="paragraph" style:parent-style-name="Standard" style:list-style-name="L9">
      <style:text-properties style:text-underline-style="none" fo:font-weight="normal" style:font-weight-asian="normal" style:font-weight-complex="normal"/>
    </style:style>
    <style:style style:name="P11" style:family="paragraph" style:parent-style-name="Standard" style:list-style-name="L10">
      <style:text-properties style:text-underline-style="none" fo:font-weight="normal" style:font-weight-asian="normal" style:font-weight-complex="normal"/>
    </style:style>
    <style:style style:name="P12" style:family="paragraph" style:parent-style-name="Standard" style:list-style-name="L11">
      <style:text-properties style:text-underline-style="none" fo:font-weight="normal" style:font-weight-asian="normal" style:font-weight-complex="normal"/>
    </style:style>
    <style:style style:name="P13" style:family="paragraph" style:parent-style-name="Standard" style:list-style-name="L13">
      <style:text-properties style:text-underline-style="none" fo:font-weight="normal" style:font-weight-asian="normal" style:font-weight-complex="normal"/>
    </style:style>
    <style:style style:name="P14" style:family="paragraph" style:parent-style-name="Standard" style:list-style-name="L14">
      <style:text-properties style:text-underline-style="none" fo:font-weight="normal" style:font-weight-asian="normal" style:font-weight-complex="normal"/>
    </style:style>
    <style:style style:name="P15" style:family="paragraph" style:parent-style-name="Standard" style:list-style-name="L16">
      <style:text-properties style:text-underline-style="none" fo:font-weight="normal" style:font-weight-asian="normal" style:font-weight-complex="normal"/>
    </style:style>
    <style:style style:name="P16" style:family="paragraph" style:parent-style-name="Standard" style:list-style-name="L19">
      <style:text-properties style:text-underline-style="none" fo:font-weight="normal" style:font-weight-asian="normal" style:font-weight-complex="normal"/>
    </style:style>
    <style:style style:name="P17" style:family="paragraph" style:parent-style-name="Standard">
      <style:text-properties style:text-underline-style="none" fo:font-weight="bold" style:font-weight-asian="bold" style:font-weight-complex="bold"/>
    </style:style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5"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 style:list-style-name="L3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 style:list-style-name="L6"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" style:list-style-name="L7"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 style:list-style-name="L8"/>
    <style:style style:name="P25" style:family="paragraph" style:parent-style-name="Standard" style:list-style-name="L12"/>
    <style:style style:name="P26" style:family="paragraph" style:parent-style-name="Standard" style:list-style-name="L18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3c3c3c" style:font-name="Monospace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T6" style:family="text">
      <style:text-properties style:font-name="Monospace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T7" style:family="text">
      <style:text-properties style:font-name="Monospace" fo:font-size="10pt" style:text-underline-style="none" fo:font-weight="normal" style:font-name-asian="Monospace" style:font-size-asian="10pt" style:font-weight-asian="normal" style:font-name-complex="Monospace" style:font-size-complex="10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up manual Bencotto</text:p>
      <text:p text:style-name="Standard"/>
      <text:p text:style-name="P4">Development (unittest and build-in server):</text:p>
      <text:list xml:id="list1983379725" text:style-name="L1">
        <text:list-item>
          <text:p text:style-name="P5">Login as yourself</text:p>
        </text:list-item>
        <text:list-item>
          <text:p text:style-name="P5">git clone from the repo</text:p>
        </text:list-item>
        <text:list-item>
          <text:p text:style-name="P5">create the virtualenv at the tip of the site: <text:span text:style-name="T2">virtualenv &lt;path/to&gt;/site</text:span><text:span text:style-name="T3"> and activate: </text:span><text:span text:style-name="T2">source &lt;path/to&gt;/site/bin/activate</text:span></text:p>
        </text:list-item>
        <text:list-item>
          <text:p text:style-name="P5">pip install with the requirements file: <text:span text:style-name="T2">pip install -r ./site/bencotto/pip_requirements.txt</text:span></text:p>
        </text:list-item>
      </text:list>
      <text:list xml:id="list1035257805" text:style-name="L16">
        <text:list-item>
          <text:list>
            <text:list-item>
              <text:p text:style-name="P15">Observe installation results from PIP: “JPEG support available”. Otherwise google for jpeg encoder support</text:p>
            </text:list-item>
          </text:list>
        </text:list-item>
      </text:list>
      <text:list xml:id="list1406745089" text:continue-list="list1983379725" text:style-name="L1">
        <text:list-item>
          <text:p text:style-name="P5">choose the configuration (development, staging, production):</text:p>
        </text:list-item>
      </text:list>
      <text:list xml:id="list222530093" text:style-name="L2">
        <text:list-item>
          <text:list>
            <text:list-item>
              <text:p text:style-name="P6">Add symbolic link: <text:span text:style-name="T2">ln -s etcs/development/ etc </text:span></text:p>
            </text:list-item>
          </text:list>
        </text:list-item>
      </text:list>
      <text:p text:style-name="Standard"><text:span text:style-name="T2"/></text:p>
      <text:p text:style-name="P7"><text:span text:style-name="T4">Run unittests:</text:span></text:p>
      <text:list xml:id="list346672707" text:style-name="L18">
        <text:list-item>
          <text:p text:style-name="P26"><text:span text:style-name="T3">Run the test: python manage.py test rusk (these should all pass)</text:span></text:p>
        </text:list-item>
      </text:list>
      <text:p text:style-name="P2"/>
      <text:p text:style-name="P3">Run build-in webserver:</text:p>
      <text:list xml:id="list1311250750" text:style-name="L19">
        <text:list-item>
          <text:p text:style-name="P16">Generate initial database: <text:span text:style-name="T2">python manage.py syndb </text:span>and provide information when asked</text:p>
        </text:list-item>
        <text:list-item>
          <text:p text:style-name="P16">And process available migrations: <text:span text:style-name="T2">python manage.py migrate rusk</text:span></text:p>
        </text:list-item>
        <text:list-item>
          <text:p text:style-name="P16">Run the server: <text:span text:style-name="T2">python manage.py runserver</text:span></text:p>
        </text:list-item>
        <text:list-item>
          <text:p text:style-name="P16">Open browser and navigate to <text:span text:style-name="T2">http://localhost:8000</text:span></text:p>
        </text:list-item>
      </text:list>
      <text:p text:style-name="P2"/>
      <text:p text:style-name="P3">Production (webserver):</text:p>
      <text:list xml:id="list1838131105" text:style-name="L3">
        <text:list-item>
          <text:p text:style-name="P9">Login as the user that runs the webserver (www-data); or chown afterwards</text:p>
        </text:list-item>
        <text:list-item>
          <text:p text:style-name="P18">git clone from the repo</text:p>
        </text:list-item>
        <text:list-item>
          <text:p text:style-name="P18">create the virtualenv at the tip of the site: <text:span text:style-name="T2">virtualenv …./site</text:span></text:p>
        </text:list-item>
        <text:list-item>
          <text:p text:style-name="P18">pip install with the requirements file: <text:span text:style-name="T2">pip install -r ./site/bencotto/pip_requirements.txt</text:span></text:p>
        </text:list-item>
        <text:list-item>
          <text:p text:style-name="P18">chose the configuration (development, staging, production):</text:p>
        </text:list-item>
      </text:list>
      <text:list xml:id="list53255553" text:style-name="L4">
        <text:list-item>
          <text:list>
            <text:list-item>
              <text:p text:style-name="P19">Add symbolic link: <text:span text:style-name="T2">ln -s etcs/production/ etc </text:span></text:p>
            </text:list-item>
          </text:list>
        </text:list-item>
      </text:list>
      <text:list xml:id="list1058168902" text:continue-list="list1838131105" text:style-name="L3">
        <text:list-item>
          <text:p text:style-name="P9">Edit the webserver conf to match your environment: </text:p>
        </text:list-item>
      </text:list>
      <text:list xml:id="list1897100304" text:style-name="L5">
        <text:list-item>
          <text:list>
            <text:list-item>
              <text:p text:style-name="P20">Apache:</text:p>
            </text:list-item>
          </text:list>
        </text:list-item>
      </text:list>
      <text:list xml:id="list1595799779" text:continue-list="list1058168902" text:style-name="L3">
        <text:list-item>
          <text:list>
            <text:list-item>
              <text:list>
                <text:list-item>
                  <text:p text:style-name="P21">/site/bencotto/etc/apache.conf</text:p>
                </text:list-item>
                <text:list-item>
                  <text:p text:style-name="P18"><text:span text:style-name="T3">Add the virtual host to apache installation: </text:span><text:span text:style-name="T5">sudo</text:span><text:span text:style-name="T6"> </text:span><text:span text:style-name="T5">ln</text:span><text:span text:style-name="T6"> -s ~/</text:span><text:span text:style-name="T5">bencotto</text:span><text:span text:style-name="T6">/site/</text:span><text:span text:style-name="T5">bencotto</text:span><text:span text:style-name="T6">/etc/apache.conf /etc/apache2/sites-enabled/bencotto.conf</text:span></text:p>
                </text:list-item>
              </text:list>
            </text:list-item>
          </text:list>
        </text:list-item>
      </text:list>
      <text:list xml:id="list1171900276" text:style-name="L6">
        <text:list-item>
          <text:list>
            <text:list-item>
              <text:p text:style-name="P22">NGINX:</text:p>
            </text:list-item>
          </text:list>
        </text:list-item>
      </text:list>
      <text:list xml:id="list499648008" text:style-name="L7">
        <text:list-item>
          <text:list>
            <text:list-item>
              <text:list>
                <text:list-item>
                  <text:p text:style-name="P23">/site/bencotto/etc/nginx.conf</text:p>
                </text:list-item>
                <text:list-item>
                  <text:p text:style-name="P23">/site/bencotto/etc/uwsgi.xml</text:p>
                </text:list-item>
              </text:list>
            </text:list-item>
          </text:list>
        </text:list-item>
      </text:list>
      <text:list xml:id="list2004391633" text:continue-list="list1595799779" text:style-name="L3">
        <text:list-item>
          <text:p text:style-name="P9">Add the server name to the hosts file: <text:span text:style-name="T2">/etc/hosts</text:span></text:p>
        </text:list-item>
        <text:list-item>
          <text:p text:style-name="P9">Edit the wsgi handler to match chosen settings: <text:span text:style-name="T2">/site/bencotto/etc/wsgi_handler.py</text:span></text:p>
        </text:list-item>
      </text:list>
      <text:list xml:id="list1131688430" text:style-name="L8">
        <text:list-item>
          <text:list>
            <text:list-item>
              <text:p text:style-name="P24">You may for example have a production-local aside a production settings</text:p>
            </text:list-item>
          </text:list>
        </text:list-item>
      </text:list>
      <text:p text:style-name="P2"/>
      <text:p text:style-name="P3">Run webserver:</text:p>
      <text:list xml:id="list1498978361" text:style-name="L9">
        <text:list-item>
          <text:p text:style-name="P10">Apache</text:p>
        </text:list-item>
      </text:list>
      <text:list xml:id="list1727332295" text:style-name="L10">
        <text:list-item>
          <text:p text:style-name="P11">sudo /etc/init.d/apache2 restart</text:p>
        </text:list-item>
      </text:list>
      <text:p text:style-name="P2"/>
      <text:list xml:id="list714182226" text:style-name="L11">
        <text:list-item>
          <text:p text:style-name="P12">NGINX</text:p>
        </text:list-item>
      </text:list>
      <text:list xml:id="list1583939850" text:style-name="L12">
        <text:list-item>
          <text:p text:style-name="P25"><text:span text:style-name="T3">Start nginx: </text:span><text:span text:style-name="T5">sudo</text:span><text:span text:style-name="T6"> </text:span><text:span text:style-name="T5">nginx</text:span><text:span text:style-name="T6"> </text:span><text:soft-page-break/><text:span text:style-name="T6">-c /</text:span><text:span text:style-name="T5">usr</text:span><text:span text:style-name="T6">/local/</text:span><text:span text:style-name="T5">bencotto</text:span><text:span text:style-name="T6">/</text:span><text:span text:style-name="T5">bencotto</text:span><text:span text:style-name="T6">/site/</text:span><text:span text:style-name="T5">bencotto</text:span><text:span text:style-name="T6">/etc/nginx.conf</text:span></text:p>
        </text:list-item>
        <text:list-item>
          <text:p text:style-name="P25"><text:span text:style-name="T7">Start uwsgi: </text:span><text:span text:style-name="T5">uwsgi</text:span><text:span text:style-name="T6"> --</text:span><text:span text:style-name="T5">xmlconfig</text:span><text:span text:style-name="T6">=</text:span><text:span text:style-name="T5">bencotto</text:span><text:span text:style-name="T6">/etc/uwsgi.xml</text:span></text:p>
        </text:list-item>
      </text:list>
      <text:p text:style-name="P2"/>
      <text:p text:style-name="P2">Useful commands:</text:p>
      <text:list xml:id="list1403927325" text:style-name="L13">
        <text:list-item>
          <text:p text:style-name="P13">List related processes:</text:p>
          <text:list>
            <text:list-header>
              <text:p text:style-name="P13">ps aux | grep -e 'nginx' -e 'uwsgi'</text:p>
            </text:list-header>
          </text:list>
        </text:list-item>
        <text:list-item>
          <text:p text:style-name="P13">Reload changed nginx configuration</text:p>
          <text:list>
            <text:list-header>
              <text:p text:style-name="P13">sudo kill -HUP `cat pid/nginx.pid`</text:p>
            </text:list-header>
          </text:list>
        </text:list-item>
        <text:list-item>
          <text:p text:style-name="P13">List socket connections:</text:p>
          <text:list>
            <text:list-header>
              <text:p text:style-name="P13">???</text:p>
            </text:list-header>
          </text:list>
        </text:list-item>
        <text:list-item>
          <text:p text:style-name="P13"/>
        </text:list-item>
      </text:list>
      <text:p text:style-name="P2"/>
      <text:p text:style-name="P2"/>
      <text:p text:style-name="P3">Important: don't mix unittest/build-in server with web-server in one workarea:</text:p>
      <text:list xml:id="list1548921464" text:style-name="L14">
        <text:list-item>
          <text:p text:style-name="P14">They share the same media folders (leaving test images behind)</text:p>
        </text:list-item>
        <text:list-item>
          <text:p text:style-name="P14">New files/folders will have a different UID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bor </meta:initial-creator>
    <meta:creation-date>2012-03-16T09:49:50</meta:creation-date>
    <dc:date>2012-03-20T10:50:22</dc:date>
    <dc:creator>pbor </dc:creator>
    <meta:editing-duration>PT7H14M15S</meta:editing-duration>
    <meta:editing-cycles>31</meta:editing-cycles>
    <meta:generator>LibreOffice/3.4$Linux LibreOffice_project/340m1$Build-402</meta:generator>
    <meta:document-statistic meta:table-count="0" meta:image-count="0" meta:object-count="0" meta:page-count="2" meta:paragraph-count="49" meta:word-count="330" meta:character-count="2349" meta:non-whitespace-character-count="2103"/>
  </office:meta>
</office:document-meta>
</file>